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9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0" style:family="paragraph" style:parent-style-name="Footer">
      <style:paragraph-properties fo:text-align="end" style:justify-single-word="false"/>
      <style:text-properties style:font-name="Verdana"/>
    </style:style>
    <style:style style:name="P4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2">[<text:placeholder text:placeholder-type="text">&lt;o.product.default_code&gt;</text:placeholder>]</text:p>
            <text:p text:style-name="P42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2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4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5"><text:placeholder text:placeholder-type="text">&lt;sum([material.quantity in o.bom_material_ids])&gt;</text:placeholder></text:p>
          </table:table-cell>
          <table:table-cell table:style-name="Tabella2.A3" office:value-type="string">
            <text:p text:style-name="P53"><text:placeholder text:placeholder-type="text">&lt;'' and (o.product_qty / o.cycle)&gt;</text:placeholder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oft-page-break/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text:soft-page-break/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</table:table>
      <text:p text:style-name="P4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1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3">Legenda: Q.C.P. = Quality Control Passed</text:p>
      <text:p text:style-name="P27"><text:placeholder text:placeholder-type="text">&lt;if test="len(objects)&gt;1 and o.id!=objects[-1].id"&gt;</text:placeholder></text:p>
      <text:p text:style-name="P50"/>
      <text:p text:style-name="P37"><text:placeholder text:placeholder-type="text">&lt;/if&gt;</text:placeholder></text:p>
      <text:p text:style-name="P34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10-13T14:45:43.555711356</dc:date>
    <meta:editing-duration>P1DT17H56M2S</meta:editing-duration>
    <meta:editing-cycles>324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0" meta:word-count="287" meta:character-count="4142" meta:non-whitespace-character-count="3936"/>
    <meta:user-defined meta:name="Info 1"/>
    <meta:user-defined meta:name="Info 2"/>
    <meta:user-defined meta:name="Info 3"/>
    <meta:user-defined meta:name="Info 4"/>
  </office:meta>
</office:document-meta>
</file>